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0" style:family="paragraph" style:parent-style-name="Text_20_body">
      <style:paragraph-properties fo:text-align="justify" style:justify-single-word="false"/>
      <style:text-properties fo:language="pt" fo:country="BR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ext_20_body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1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22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  <style:text-properties fo:language="pt" fo:country="BR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4" style:family="paragraph" style:parent-style-name="Standard" style:list-style-name="L2">
      <style:paragraph-properties fo:text-align="justify" style:justify-single-word="false"/>
    </style:style>
    <style:style style:name="P25" style:family="paragraph" style:parent-style-name="Standard" style:list-style-name="L5">
      <style:paragraph-properties fo:text-align="justify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7" style:family="paragraph" style:parent-style-name="Text_20_body" style:list-style-name="L3">
      <style:paragraph-properties fo:text-align="justify" style:justify-single-word="false"/>
    </style:style>
    <style:style style:name="P28" style:family="paragraph" style:parent-style-name="Text_20_body"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4" style:family="paragraph" style:parent-style-name="Text_20_body">
      <style:text-properties fo:font-size="12pt" style:font-size-asian="12pt" style:font-size-complex="12pt"/>
    </style:style>
    <style:style style:name="P35" style:family="paragraph" style:parent-style-name="Text_20_body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6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9" style:family="paragraph" style:parent-style-name="Text_20_body">
      <style:paragraph-properties fo:margin-left="2.505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0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font-size="12pt" fo:language="pt" fo:country="BR" style:font-size-asian="12pt" style:font-size-complex="12pt"/>
    </style:style>
    <style:style style:name="T8" style:family="text">
      <style:text-properties fo:font-size="12pt" fo:language="pt" fo:country="BR" fo:font-style="italic" style:font-size-asian="12pt" style:font-style-asian="italic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Times New Roman" fo:font-size="10pt" fo:language="pt" fo:country="BR" style:font-size-asian="10pt" style:font-size-complex="10pt"/>
    </style:style>
    <style:style style:name="T18" style:family="text">
      <style:text-properties style:font-name="Times New Roman" fo:font-size="10pt" style:font-size-asian="10pt" style:font-size-complex="10pt"/>
    </style:style>
    <style:style style:name="T19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21" style:family="text">
      <style:text-properties style:font-name="Arial1" fo:font-weight="normal" style:font-weight-asian="normal" style:font-weight-complex="normal"/>
    </style:style>
    <style:style style:name="T22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23" style:family="text">
      <style:text-properties style:font-name="Times New Roman1" fo:font-size="12pt" style:font-size-asian="12pt" style:font-size-complex="12pt"/>
    </style:style>
    <style:style style:name="T2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Excluir Bem Patrimonial</text:p>
      <text:h text:style-name="Heading_20_1" text:outline-level="1"><text:s/>Breve Descrição</text:h>
      <text:p text:style-name="P28">Este caso de uso permite ao catalogador solicitar a exclusão do cadastro de um Bem patrimonial do sistema, enviando uma solicitação via e-mail de aprovação a um gerente ou administrador, este deve aprovar ou não a solicitação.</text:p>
      <text:h text:style-name="Heading_20_1" text:outline-level="1"><text:s/>Breve Descrição dos Atores</text:h>
      <text:p text:style-name="Text_20_body"><text:span text:style-name="T23">- </text:span><text:span text:style-name="T24">Catalogador: solicita exclusão do cadastro de qualquer Bem Patrimonial, desde que este pertença à Instituição a qual é Catalogador.</text:span></text:p>
      <text:p text:style-name="P34"><text:span text:style-name="T11">- Administrador: Exclui qualquer bem patrimonial e seus dados do sistema.</text:span></text:p>
      <text:p text:style-name="P34">- Gerente: Exclui somente o(s) bem(s) patrimonial(ais) que ele possui acesso.</text:p>
      <text:h text:style-name="Heading_20_1" text:outline-level="1"><text:s/>Pré-condições</text:h>
      <text:p text:style-name="P28">O usuário estar logado no sistema.</text:p>
      <text:h text:style-name="Heading_20_1" text:outline-level="1"><text:s/>Fluxo Básico de eventos</text:h>
      <text:list xml:id="list1503508896" text:style-name="WW8Num7">
        <text:list-item text:start-value="1">
          <text:p text:style-name="P32"><text:s/>O Catalogador seleciona a opção “Excluir Bem Patrimonial”;</text:p>
        </text:list-item>
        <text:list-item>
          <text:p text:style-name="P32"><text:s/>O sistema exibe uma tela contendo:</text:p>
        </text:list-item>
      </text:list>
      <text:p text:style-name="P39">- 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/text:p>
      <text:p text:style-name="P39">- opção para selecionar o “Prazo de Validade” do pedido de exclusão que pode ser de 1 a 30 dias;</text:p>
      <text:p text:style-name="P37"><text:s text:c="24"/>- opção “Confirmar” para confirmar <text:s/>o título do bem patrimonial;</text:p>
      <text:p text:style-name="P15"><text:span text:style-name="Fonte_20_parág._20_padrão"><text:span text:style-name="T8"><text:s/><text:tab/> <text:s text:c="6"/></text:span></text:span><text:span text:style-name="Fonte_20_parág._20_padrão"><text:span text:style-name="T7"><text:s text:c="5"/>-</text:span></text:span><text:span text:style-name="Fonte_20_parág._20_padrão"><text:span text:style-name="T8"> </text:span></text:span><text:span text:style-name="Fonte_20_parág._20_padrão"><text:span text:style-name="T7">opção</text:span></text:span><text:span text:style-name="Fonte_20_parág._20_padrão"><text:span text:style-name="T8"> </text:span></text:span><text:span text:style-name="Fonte_20_parág._20_padrão"><text:span text:style-name="T7">“Cancelar” para sair da opção de exclusão;</text:span></text:span></text:p>
      <text:p text:style-name="P37"><text:tab/>3. O Catalogador digita o título do bem a ser excluído ou o seleciona na lista apresentada;</text:p>
      <text:p text:style-name="P37"><text:tab/>4. O Catalogador seleciona um prazo de validade para a solicitação;</text:p>
      <text:p text:style-name="P37"><text:s/><text:tab/>5. O Catalogador seleciona a opção “Confirmar”;</text:p>
      <text:p text:style-name="P37"><text:tab/>6. O sistema exibe uma tela contendo:</text:p>
      <text:p text:style-name="P37"><text:tab/><text:tab/>- Uma lista, em ordem alfabética, com o nome do(s) administrador(es) e do(s) <text:tab/><text:tab/><text:tab/>gerente(s) cadastrado(s) do Sistema para que ele escolha a qual usuário enviar a <text:tab/><text:tab/><text:tab/>solicitação, respeitando o que foi estipulado na descrição dos autores;</text:p>
      <text:p text:style-name="P37"><text:tab/><text:tab/>- Campo editável para “Justificar” a exclusão, com no máximo 300 caracteres <text:tab/><text:tab/><text:tab/>considerando espaços (preenchimento obrigatório);</text:p>
      <text:p text:style-name="P37"><text:soft-page-break/><text:tab/><text:tab/>- Opção “Confirmar” para confirmar a escolha;</text:p>
      <text:p text:style-name="P37"><text:tab/><text:tab/>- Opção “Cancelar” para sair da opção de exclusão.</text:p>
      <text:p text:style-name="P37"><text:tab/>7. O Catalogador seleciona um usuário para enviar a solicitação, preenche o campo com a <text:tab/>justificativa e escolhe a opção “Confirmar”;</text:p>
      <text:p text:style-name="P11"><text:span text:style-name="Fonte_20_parág._20_padrão"><text:span text:style-name="T7">8. 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<text:p text:style-name="P40">- Nome do Bem Patrimonial a ser excluído;</text:p>
      <text:p text:style-name="P40">- Nome do catalogador que solicitou a exclusão;</text:p>
      <text:p text:style-name="P40">- Prazo de validade da solicitação;</text:p>
      <text:p text:style-name="P40">- Bens patrimoniais associados, caso houver;</text:p>
      <text:p text:style-name="P40">- Opção “Confirmar exclusão”;</text:p>
      <text:p text:style-name="P40">- Opção “Não Confirmar exclusão”.</text:p>
      <text:p text:style-name="P33">9. O sistema modifica o status do bem patrimonial para “inativo”.</text:p>
      <text:p text:style-name="P13"><text:span text:style-name="T9"><text:tab/>10. O Administrador</text:span><text:span text:style-name="Fonte_20_parág._20_padrão"><text:span text:style-name="T9">/Gerente</text:span></text:span><text:span text:style-name="T9"> que recebeu o e-mail, confirma a operação de exclusão;</text:span></text:p>
      <text:p text:style-name="P37"><text:tab/>11. O Sistema valida a operação de exclusão;</text:p>
      <text:p text:style-name="P37"><text:tab/>12. O caso de uso termina.</text:p>
      <text:h text:style-name="Heading_20_1" text:outline-level="1"><text:s/>Fluxos Alternativos</text:h>
      <text:p text:style-name="P16">Fluxo Alternativo 1</text:p>
      <text:p text:style-name="P10">Se no passo 5 do <text:span text:style-name="T25">Fluxo Básico</text:span> o usuário tentar selecionar a opção “Confirmar” sem ter inserido ou selecionado nenhum nome na lista<text:span text:style-name="T18">, então:</text:span></text:p>
      <text:p text:style-name="P10">1. O sistema exibe a mensagem “Insira um Nome ou Parte do nome desejado e então o selecione na lista”;</text:p>
      <text:p text:style-name="P13"><text:tab/>2. O sistema retorna ao passo 2 do Fluxo básico.</text:p>
      <text:p text:style-name="P14">Fluxo Alternativo 2</text:p>
      <text:p text:style-name="P15"><text:span text:style-name="Fonte_20_parág._20_padrão"><text:span text:style-name="T7"><text:tab/></text:span></text:span><text:span text:style-name="Fonte_20_parág._20_padrão"><text:span text:style-name="T5">Se no passo 5 do </text:span></text:span><text:span text:style-name="Fonte_20_parág._20_padrão"><text:span text:style-name="T6">Fluxo Básico</text:span></text:span><text:span text:style-name="Fonte_20_parág._20_padrão"><text:span text:style-name="T5"> o usuário seleciona a opção “Confirmar” e título inserido não for encontrado</text:span></text:span><text:span text:style-name="Fonte_20_parág._20_padrão"><text:span text:style-name="T17">, <text:tab/>então:</text:span></text:span></text:p>
      <text:p text:style-name="P21">1. O sistema exibe a mensagem “Bem Patrimonial não encontrado”;</text:p>
      <text:list xml:id="list2783500682" text:style-name="L1">
        <text:list-item>
          <text:list>
            <text:list-item>
              <text:list>
                <text:list-item>
                  <text:p text:style-name="P36"><text:s/>O sistema retorna ao passo 2 do Fluxo básico.</text:p>
                </text:list-item>
              </text:list>
            </text:list-item>
          </text:list>
        </text:list-item>
      </text:list>
      <text:p text:style-name="P14">Fluxo Alternativo 3</text:p>
      <text:p text:style-name="P22"><text:tab/>Se no passo 5 do <text:span text:style-name="Fonte_20_parág._20_padrão"><text:span text:style-name="T25">Fluxo Básico</text:span></text:span> o usuário seleciona a opção “Cancelar”, então:</text:p>
      <text:p text:style-name="P13"><text:tab/>1. A solicitação não é enviada;</text:p>
      <text:p text:style-name="P13"><text:tab/>2. O sistema retorna ao menu principal;</text:p>
      <text:p text:style-name="P13"><text:tab/>3. O caso de uso é encerrado.</text:p>
      <text:p text:style-name="P13">Fluxo Alternativo 4</text:p>
      <text:p text:style-name="P13"><text:tab/>Se a <text:span text:style-name="T25">qualquer momento</text:span> o usuário selecionar a opção “Cancelar”<text:span text:style-name="T18">, então:</text:span></text:p>
      <text:p text:style-name="P13"><text:tab/>O sistema retorna ao menu principal e o caso de uso termina.</text:p>
      <text:p text:style-name="P13"><text:soft-page-break/>Fluxo Alternativo 5</text:p>
      <text:p text:style-name="P13"><text:tab/>Se no passo 5 do <text:span text:style-name="Fonte_20_parág._20_padrão"><text:span text:style-name="T25">Fluxo Básico</text:span></text:span> <text:s/>o bem a ser excluído está associado com outros bens patrimoniais<text:span text:style-name="T18">, então:</text:span></text:p>
      <text:p text:style-name="P13"><text:tab/>1. O sistema exibe:</text:p>
      <text:p text:style-name="P20">- mensagem: 'Este bem Patrimonial está relacionado com os seguintes bens patrimoniais: &lt;título do bem patrimonial relacionado ou lista de bens relacionados&gt; . Todos os relacionamentos poderão ser perdidos.</text:p>
      <text:p text:style-name="P20">- opção 'Confirmar Solicitação' para confirmar.</text:p>
      <text:p text:style-name="P20">- opção 'Cancelar Solicitação' para cancelar.</text:p>
      <text:p text:style-name="P13"><text:tab/>2. O usuário seleciona a opção “'Cancelar Solicitação'”;</text:p>
      <text:p text:style-name="P13"><text:tab/>3. O sistema retorna ao menu principal;</text:p>
      <text:p text:style-name="P13"><text:tab/>4. O caso de uso termina.</text:p>
      <text:p text:style-name="P13">Fluxo Alternativo 6</text:p>
      <text:p text:style-name="P13"><text:tab/>Se no passo 1 do <text:span text:style-name="T25">Fluxo Alternativo 5</text:span> o usuário seleciona “Confirmar Solicitação”<text:span text:style-name="T18">, então:</text:span></text:p>
      <text:p text:style-name="P13"><text:tab/>- O caso de uso volta ao passo 6 do fluxo básico.</text:p>
      <text:p text:style-name="P13">Fluxo Alternativo 7</text:p>
      <text:p text:style-name="P13"><text:tab/>Se no passo 5 do <text:span text:style-name="T25">Fluxo Básico</text:span> o bem patrimonial não estiver revisado<text:span text:style-name="T18">, então:</text:span><text:tab/></text:p>
      <text:p text:style-name="P21">1. Uma mensagem é exibida:</text:p>
      <text:p text:style-name="P13"><text:tab/> <text:s text:c="3"/>“Bem não revisado, exclusão direta sem intermédio de um nível superior, confirmar?”</text:p>
      <text:p text:style-name="P13"><text:tab/> <text:s text:c="3"/>É exibido na tela as opções:</text:p>
      <text:p text:style-name="P13"><text:tab/> <text:s text:c="3"/>- “Confirmar” para excluir.</text:p>
      <text:p text:style-name="P13"><text:tab/> <text:s text:c="3"/>- “Cancelar” para cancelar a exclusão.</text:p>
      <text:p text:style-name="P13"><text:tab/>2. O usuário escolhe a opção “Confirmar” e o cadastro do bem é excluído do sistema.</text:p>
      <text:p text:style-name="P13"><text:tab/>3. O caso de uso termina.</text:p>
      <text:p text:style-name="P13">Fluxo Alternativo 8</text:p>
      <text:p text:style-name="P10">Se no passo 2 do <text:span text:style-name="T25">Fluxo Alternativo 7 </text:span>o usuário escolher a opção “Cancelar”<text:span text:style-name="T18">, então:</text:span></text:p>
      <text:p text:style-name="P10">1.O bem não é excluído;</text:p>
      <text:p text:style-name="P10">2.O sistema retorna ao menu principal;</text:p>
      <text:p text:style-name="P10">3.O caso de uso termina.</text:p>
      <text:p text:style-name="P12">Fluxo Alternativo 9</text:p>
      <text:p text:style-name="P12"><text:tab/>Se no passo 7 do <text:span text:style-name="T25">Fluxo Básico</text:span> o usuário não escolher um usuário e escolher a opção “Confirmar”<text:span text:style-name="T18">, então:</text:span></text:p>
      <text:p text:style-name="P12"><text:s text:c="5"/><text:tab/>1. O Sistema exibe a mensagem: “Selecione na lista um usuário para enviar a solicitação”;</text:p>
      <text:p text:style-name="P12"><text:tab/>2. O Sistema retorna ao passo 6 do Fluxo Básico.</text:p>
      <text:p text:style-name="P13">Fluxo Alternativo 10</text:p>
      <text:p text:style-name="P13"><text:tab/>Se no passo 5 do <text:span text:style-name="T25">Fluxo Básico</text:span> o usuário escolher a opção “Confirmar” sem escolher um prazo de <text:tab/>validade<text:span text:style-name="T18">, <text:tab/>então:</text:span></text:p>
      <text:p text:style-name="P13"><text:tab/>1. O sistema exibe a mensagem: “Insira um prazo de validade para a solicitação”;</text:p>
      <text:p text:style-name="P13"><text:tab/>2. O sistema volta para o passo 2 do Fluxo Básico.</text:p>
      <text:p text:style-name="P13"/>
      <text:p text:style-name="P13"><text:soft-page-break/>Fluxo Alternativo 11</text:p>
      <text:p text:style-name="P13"><text:tab/>Se no passo 8 <text:span text:style-name="T4">do </text:span><text:span text:style-name="Fonte_20_parág._20_padrão"><text:span text:style-name="T16">Fluxo Básico</text:span></text:span><text:span text:style-name="T4"> o Administrador</text:span><text:span text:style-name="Fonte_20_parág._20_padrão"><text:span text:style-name="T4">/Gerente</text:span></text:span><text:span text:style-name="T4"> não selecionar nenhuma opção (Confirmar ou Não), <text:tab/>durante o prazo de validade do pedido de exclusão, então: </text:span></text:p>
      <text:p text:style-name="P17"><text:s text:c="15"/>1. O pedido de exclusão é eliminado do sistema, de acordo com o caso de uso limpar pendências;</text:p>
      <text:p text:style-name="P17"><text:s text:c="15"/>2. O caso de uso termina.</text:p>
      <text:p text:style-name="P17">Fluxo Alternativo 12</text:p>
      <text:p text:style-name="P17"><text:tab/>Se no passo 8 <text:span text:style-name="Fonte_20_parág._20_padrão">do </text:span><text:span text:style-name="Fonte_20_parág._20_padrão"><text:span text:style-name="T14">Fluxo Básico</text:span></text:span><text:span text:style-name="Fonte_20_parág._20_padrão"> o Administrador/Gerente seleciona a opção “Confirmar Exclusão”, <text:tab/>fora do prazo de validade do pedido de exclusão, então: </text:span></text:p>
      <text:p text:style-name="P17"><text:s text:c="3"/><text:tab/>1. O sistema exibe a mensagem “O Prazo de Confirmação Expirou”;</text:p>
      <text:p text:style-name="P17"><text:s text:c="3"/><text:tab/>2. O caso de uso é encerrado;</text:p>
      <text:p text:style-name="P17">Fluxo Alternativo 13</text:p>
      <text:p text:style-name="P17"><text:tab/><text:span text:style-name="Fonte_20_parág._20_padrão">Se no passo 10 do </text:span><text:span text:style-name="Fonte_20_parág._20_padrão"><text:span text:style-name="T14">Fluxo Básico </text:span></text:span><text:span text:style-name="Fonte_20_parág._20_padrão">o Administrador seleciona a opção “Não Confirmar Exclusão”, <text:tab/>durante o <text:tab/>prazo de validade do pedido de exclusão, então: </text:span></text:p>
      <text:p text:style-name="P17"><text:s/><text:tab/>1. A Instituição não é excluída do sistema;</text:p>
      <text:p text:style-name="P17"><text:tab/>2. O sistema altera o status do bem patrimonial para “ativo”;</text:p>
      <text:p text:style-name="P18"><text:s text:c="3"/><text:tab/>3<text:span text:style-name="T12">. O caso de uso é encerrado.</text:span></text:p>
      <text:p text:style-name="P19">Fluxo Alternativo 14</text:p>
      <text:p text:style-name="P19"><text:tab/>Se no passo 2 do <text:span text:style-name="T25">Fluxo Alternativo 7</text:span> o usuário escolhe a opção “Confirmar” e o bem patrimonial tem bens <text:tab/>patrimoniais associados a ele, então:</text:p>
      <text:p text:style-name="P19"><text:tab/>1.O sistema exibe:</text:p>
      <text:p text:style-name="P20"><text:s/><text:tab/>- mensagem: 'Este bem Patrimonial está relacionado com os seguintes bens partimoniais: &lt;título do bem patrimonial relacionado ou lista de bens relacionados&gt; . Todos os relacionamentos poderão ser perdidos.</text:p>
      <text:p text:style-name="P20"><text:s/><text:tab/>- opção 'Confirmar Solicitação' para confirmar;</text:p>
      <text:p text:style-name="P20"><text:s/><text:tab/>- opção 'Cancelar Solicitação' para cancelar.</text:p>
      <text:p text:style-name="P13"><text:tab/>2. O usuário seleciona a opção “'Cancelar Solicitação'”;</text:p>
      <text:p text:style-name="P13"><text:tab/>3. O sistema retorna ao menu principal;</text:p>
      <text:p text:style-name="P19"><text:tab/>4. O caso de uso termina.</text:p>
      <text:p text:style-name="P19">Fluxo Alternativo 15</text:p>
      <text:p text:style-name="P19"><text:tab/>Se no passo 2 do <text:span text:style-name="T25">Fluxo Alternativo 14</text:span> o usuário escolhe a opção “Confirmar”, então:</text:p>
      <text:p text:style-name="P19"><text:tab/>1. O cadastro do bem é excluído do sistema;</text:p>
      <text:p text:style-name="P19"><text:tab/>2. O caso de uso termina.</text:p>
      <text:p text:style-name="P19">Fluxo Alternativo 16</text:p>
      <text:p text:style-name="P19"><text:tab/>Se no passo 7 do <text:span text:style-name="T25">Fluxo Básico</text:span> o usuário não preencher o campo “Justificativa”, então:</text:p>
      <text:p text:style-name="P19"><text:tab/>1. O Sistema exibe a mensagem: “Você deve inserir uma justificativa para a exclusão do bem patrimonial”;</text:p>
      <text:p text:style-name="P19"><text:tab/>2. O Sistema retorna ao passo 6 do Fluxo Básico.</text:p>
      <text:h text:style-name="Heading_20_1" text:outline-level="1"><text:s/>Pós-condições</text:h>
      <text:p text:style-name="Standard"/>
      <text:list xml:id="list12781853291" text:style-name="L2">
        <text:list-item>
          <text:list>
            <text:list-item>
              <text:p text:style-name="P23"><text:soft-page-break/>Fluxo Básico: O cadastro do bem é excluído do sistema;</text:p>
            </text:list-item>
            <text:list-item>
              <text:p text:style-name="P23">Fluxo Alternativo 1: Não ocorre alteração na base de dados do sistema;</text:p>
            </text:list-item>
            <text:list-item>
              <text:p text:style-name="P23">Fluxo Alternativo 2: Não ocorre alteração na base de dados do sistema;</text:p>
            </text:list-item>
            <text:list-item>
              <text:p text:style-name="P23">Fluxo Alternativo 3: Não ocorre alteração na base de dados <text:s/>do sistema;</text:p>
            </text:list-item>
            <text:list-item>
              <text:p text:style-name="P23">Fluxo Alternativo 4: Não ocorre alteração na base de dados do sistema;</text:p>
            </text:list-item>
            <text:list-item>
              <text:p text:style-name="P23">Fluxo Alternativo 5: Não ocorre alteração na base de dados do sistema;</text:p>
            </text:list-item>
            <text:list-item>
              <text:p text:style-name="P24"><text:span text:style-name="Fonte_20_parág._20_padrão"><text:span text:style-name="T2">Fluxo Alternativo 6: Não ocorre alteração na base de dados do sistema;</text:span></text:span></text:p>
            </text:list-item>
            <text:list-item>
              <text:p text:style-name="P24"><text:span text:style-name="Fonte_20_parág._20_padrão"><text:span text:style-name="T2">Fluxo Alternativo 7: O cadastro do bem é excluído;</text:span></text:span></text:p>
            </text:list-item>
            <text:list-item>
              <text:p text:style-name="P24"><text:span text:style-name="Fonte_20_parág._20_padrão"><text:span text:style-name="T2">Fluxo Alternativo 8: Não ocorre alteração na base de dados do sistema;</text:span></text:span></text:p>
            </text:list-item>
            <text:list-item>
              <text:p text:style-name="P24"><text:span text:style-name="Fonte_20_parág._20_padrão"><text:span text:style-name="T2">Fluxo Alternativo 9: Não ocorre alteração na base de dados do sistema;</text:span></text:span></text:p>
            </text:list-item>
            <text:list-item>
              <text:p text:style-name="P24"><text:span text:style-name="Fonte_20_parág._20_padrão"><text:span text:style-name="T2">Fluxo Alternativo 10: Não ocorre alteração na base de dados do sistema;</text:span></text:span></text:p>
            </text:list-item>
            <text:list-item>
              <text:p text:style-name="P24"><text:span text:style-name="Fonte_20_parág._20_padrão"><text:span text:style-name="T2">Fluxo Alternativo 11: A solicitação é removida do sistema;</text:span></text:span></text:p>
            </text:list-item>
            <text:list-item>
              <text:p text:style-name="P24"><text:span text:style-name="Fonte_20_parág._20_padrão"><text:span text:style-name="T2">Fluxo Alternativo 12: A solicitação é removida do sistema;</text:span></text:span></text:p>
            </text:list-item>
            <text:list-item>
              <text:p text:style-name="P24"><text:span text:style-name="Fonte_20_parág._20_padrão"><text:span text:style-name="T2">Fluxo Alternativo 13: Não Ocorre alteração na base de dados do sistema;</text:span></text:span></text:p>
            </text:list-item>
            <text:list-item>
              <text:p text:style-name="P24"><text:span text:style-name="Fonte_20_parág._20_padrão"><text:span text:style-name="T2">Fluxo Alternativo 14: Não Ocorre alteração na base de dados do sistema;</text:span></text:span></text:p>
            </text:list-item>
            <text:list-item>
              <text:p text:style-name="P24"><text:span text:style-name="Fonte_20_parág._20_padrão"><text:span text:style-name="T2">Fluxo Alternativo 15: O cadastro do bem é excluído do sistema;</text:span></text:span></text:p>
            </text:list-item>
            <text:list-item>
              <text:p text:style-name="P24"><text:span text:style-name="Fonte_20_parág._20_padrão"><text:span text:style-name="T2">Fluxo Alternativo 16: Não ocorre alteração na base de dados do sistema.</text:span></text:span></text:p>
            </text:list-item>
          </text:list>
        </text:list-item>
      </text:list>
      <text:p text:style-name="P7"><text:span text:style-name="Fonte_20_parág._20_padrão"><text:span text:style-name="T22"/></text:span></text:p>
      <text:p text:style-name="P7"><text:span text:style-name="Fonte_20_parág._20_padrão"><text:span text:style-name="T22"/></text:span></text:p>
      <text:p text:style-name="P7"><text:span text:style-name="Fonte_20_parág._20_padrão"><text:span text:style-name="T22"/></text:span></text:p>
      <text:p text:style-name="P7"><text:span text:style-name="Fonte_20_parág._20_padrão"><text:span text:style-name="T22">7 Requisitos Especiais</text:span></text:span></text:p>
      <text:p text:style-name="P7"><text:span text:style-name="Fonte_20_parág._20_padrão"><text:span text:style-name="T22"/></text:span></text:p>
      <text:list xml:id="list4931608281" text:style-name="L3">
        <text:list-item>
          <text:p text:style-name="P27"><text:span text:style-name="T7">Requisito de Auditoria: o sistema salva no banco de dados o Administrador</text:span><text:span text:style-name="Fonte_20_parág._20_padrão"><text:span text:style-name="T7">/Gerente</text:span></text:span><text:span text:style-name="T7"> que excluiu o bem.</text:span></text:p>
        </text:list-item>
        <text:list-item>
          <text:p text:style-name="P29">Segurança: A url enviada no e-mail, para que a exclusão possa ser autorizada, deve ser segura e codificada.</text:p>
        </text:list-item>
      </text:list>
      <text:list xml:id="list2079956191" text:style-name="L4">
        <text:list-item>
          <text:p text:style-name="P30">Performance e Segurança: O sistema deve fazer uma verificação diária buscando exclusões pendentes (fora do prazo de validade estipulado) para manter a integridade do sistema.</text:p>
        </text:list-item>
      </text:list>
      <text:list xml:id="list12521952441" text:style-name="L5">
        <text:list-item>
          <text:p text:style-name="P31">Performance: A lista gerada nos passos 2 e 6 deve ser similar a um combo box que é atualizado a cada letra inserida pelo usuário no campo Nome.</text:p>
        </text:list-item>
        <text:list-item>
          <text:p text:style-name="P35">Performance: A resposta do sistema para a busca do bem patrimonial e do usuário deve ser realizada em até 1 segundo.</text:p>
        </text:list-item>
        <text:list-item>
          <text:p text:style-name="P25"><text:span text:style-name="Fonte_20_parág._20_padrão"><text:span text:style-name="T19">Segurança: Se o usuário logado no sistema não for um dos tipos existentes na </text:span></text:span><text:span text:style-name="Fonte_20_parág._20_padrão"><text:span text:style-name="T20">Breve Descrição dos Atores</text:span></text:span><text:span text:style-name="Fonte_20_parág._20_padrão"><text:span text:style-name="T19"> a opção “Excluir Bem Patrimonial” não deve estar disponível.</text:span></text:span></text:p>
        </text:list-item>
      </text:list>
      <text:p text:style-name="P7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154cm" fo:margin-left="-0.145cm" fo:margin-right="-0.009cm" table:align="margins" style:writing-mode="lr-tb"/>
    </style:style>
    <style:style style:name="Tabela3.A" style:family="table-column">
      <style:table-column-properties style:column-width="2.011cm" style:rel-column-width="7682*"/>
    </style:style>
    <style:style style:name="Tabela3.B" style:family="table-column">
      <style:table-column-properties style:column-width="11.765cm" style:rel-column-width="44951*"/>
    </style:style>
    <style:style style:name="Tabela3.C" style:family="table-column">
      <style:table-column-properties style:column-width="3.378cm" style:rel-column-width="12902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3.A1" table:number-rows-spanned="2" office:value-type="string">
              <text:p text:style-name="MP2"/>
              <text:p text:style-name="MP2">Documento de Especificação de Casos de Uso - <text:s/>CDU 012</text:p>
            </table:table-cell>
            <table:table-cell table:style-name="Tabela3.C1" office:value-type="string">
              <text:p text:style-name="MP3">Versão do documento: 2.0</text:p>
            </table:table-cell>
          </table:table-row>
          <table:table-row table:style-name="Tabela3.1">
            <table:covered-table-cell/>
            <table:covered-table-cell/>
            <table:table-cell table:style-name="Tabela3.C1" office:value-type="string">
              <text:p text:style-name="MP4"><text:s text:c="2"/>Data: <text:s/>12/08/2014</text:p>
            </table:table-cell>
          </table:table-row>
        </table:table>
        <text:p text:style-name="Standard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1"/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6">Documento de Especificação de Casos de Uso – CDU 012</text:p>
            </table:table-cell>
            <table:table-cell table:style-name="Tabela1.C1" office:value-type="string">
              <text:p text:style-name="MP3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1"><text:s text:c="2"/>Data: <text:s/>&lt;17/03/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2">ICMC – USP, 2014</text:p>
            </table:table-cell>
            <table:table-cell table:style-name="Tabela2.A1" office:value-type="string">
              <text:p text:style-name="MP8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5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meta:initial-creator>Julio</meta:initial-creator>
    <meta:creation-date>2014-03-19T02:20:00Z</meta:creation-date>
    <dc:date>2014-08-12T16:10:03</dc:date>
    <meta:editing-cycles>29</meta:editing-cycles>
    <meta:editing-duration>PT3H41M41S</meta:editing-duration>
    <meta:document-statistic meta:table-count="3" meta:image-count="1" meta:object-count="0" meta:page-count="5" meta:paragraph-count="152" meta:word-count="1690" meta:character-count="10027" meta:non-whitespace-character-count="8305"/>
    <meta:template xlink:type="simple" xlink:actuate="onRequest" xlink:title="" xlink:href="Normal"/>
  </office:meta>
</office:document-meta>
</file>